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6.336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color="#000000" fo:font-size="9pt" style:font-size-asian="9pt" style:font-size-complex="9pt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2.88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4.49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N° FINESS </text:p>
          </table:table-cell>
          <table:table-cell table:style-name="ce2" office:value-type="string" calcext:value-type="string">
            <text:p>FINES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Type de prestation </text:p>
          </table:table-cell>
          <table:table-cell office:value-type="string" calcext:value-type="string">
            <text:p>TYPP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Fixe, 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N° Identifiant de séjour </text:p>
          </table:table-cell>
          <table:table-cell office:value-type="string" calcext:value-type="string">
            <text:p>NAD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N° de RUM </text:p>
          </table:table-cell>
          <table:table-cell office:value-type="string" calcext:value-type="string">
            <text:p>NRU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Non utilise pour D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<text:span text:style-name="T2">Date de début </text:span><text:span text:style-name="T3">(JJMMAAAA) </text:span></text:p>
          </table:table-cell>
          <table:table-cell office:value-type="string" calcext:value-type="string">
            <text:p>DDEB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Date de p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<text:span text:style-name="T2">Date de fin </text:span><text:span text:style-name="T3">(JJMMAAAA) </text:span></text:p>
          </table:table-cell>
          <table:table-cell office:value-type="string" calcext:value-type="string">
            <text:p>DFI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Non utilise pour D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CD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Code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NB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Nombre posé (10+0)</text:p>
          </table:table-cell>
          <table:table-cell/>
          <table:table-cell office:value-type="string" calcext:value-type="string">
            <text:p>10+0</text:p>
          </table:table-cell>
        </table:table-row>
        <table:table-row table:style-name="ro1">
          <table:table-cell office:value-type="string" calcext:value-type="string">
            <text:p>FCD</text:p>
          </table:table-cell>
          <table:table-cell office:value-type="string" calcext:value-type="string">
            <text:p>Montant payé </text:p>
          </table:table-cell>
          <table:table-cell office:value-type="string" calcext:value-type="string">
            <text:p>MNTP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Prix d’achat par le nombre posé (7+3)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046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3:10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3:47.104000000</dc:date>
    <meta:editing-duration>PT1H36M10S</meta:editing-duration>
    <meta:editing-cycles>30</meta:editing-cycles>
    <meta:document-statistic meta:table-count="1" meta:cell-count="114" meta:object-count="0"/>
  </office:meta>
</office:document-meta>
</file>